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">
            <text:p>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50.5">
            <text:p>50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date" office:date-value="2014-07-28">
            <text:p>28.07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1">
            <text:p>4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2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0">
            <text:p>1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11.5">
            <text:p>111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31.07.2014</text:date>, <text:time>13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6M9S</meta:editing-duration>
    <meta:editing-cycles>75</meta:editing-cycles>
    <meta:generator>OpenOffice/4.1.0$Win32 OpenOffice.org_project/410m18$Build-9764</meta:generator>
    <dc:date>2014-07-31T13:41:55.31</dc:date>
    <dc:creator>F S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